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95a" officeooo:paragraph-rsid="000ee95a"/>
    </style:style>
    <style:style style:name="P2" style:family="paragraph" style:parent-style-name="Standard">
      <style:text-properties fo:font-size="13pt" fo:font-weight="bold" officeooo:rsid="00100a37" officeooo:paragraph-rsid="00100a37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01e12" officeooo:paragraph-rsid="00101e12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c9211e" loext:opacity="100%" fo:font-size="13pt" fo:font-weight="bold" officeooo:rsid="000ee95a" officeooo:paragraph-rsid="00100a37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100a37"/>
    </style:style>
    <style:style style:name="P6" style:family="paragraph" style:parent-style-name="Standard">
      <style:text-properties fo:font-size="15pt" fo:font-weight="bold" officeooo:rsid="000ee95a" officeooo:paragraph-rsid="000ee95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100a37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00a37" officeooo:paragraph-rsid="00100a37"/>
    </style:style>
    <style:style style:name="P9" style:family="paragraph" style:parent-style-name="Standard">
      <style:text-properties fo:font-size="13pt" style:text-underline-style="none" fo:font-weight="normal" officeooo:rsid="000ee95a" officeooo:paragraph-rsid="000ee95a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0ee95a" officeooo:paragraph-rsid="00100a37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00a37" officeooo:paragraph-rsid="00100a37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101e12" officeooo:paragraph-rsid="00101e12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101e12" officeooo:paragraph-rsid="0012261b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c9211e" loext:opacity="100%" officeooo:paragraph-rsid="00100a37"/>
    </style:style>
    <style:style style:name="P15" style:family="paragraph" style:parent-style-name="Standard">
      <style:text-properties fo:color="#c9211e" loext:opacity="100%" officeooo:paragraph-rsid="0010ab9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0a37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0a3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0ab9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00a37"/>
    </style:style>
    <style:style style:name="T8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100a37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101e12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10ab92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bold" officeooo:rsid="00101e12" style:font-size-asian="13pt" style:font-weight-asian="bold" style:font-size-complex="13pt" style:font-weight-complex="bold"/>
    </style:style>
    <style:style style:name="T1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5" style:family="text">
      <style:text-properties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16" style:family="text">
      <style:text-properties fo:font-size="13pt" style:text-underline-style="solid" style:text-underline-width="auto" style:text-underline-color="font-color" fo:font-weight="bold" officeooo:rsid="00100a37" style:font-size-asian="13pt" style:font-weight-asian="bold" style:font-size-complex="13pt" style:font-weight-complex="bold"/>
    </style:style>
    <style:style style:name="T17" style:family="text">
      <style:text-properties fo:font-size="13pt" style:text-underline-style="solid" style:text-underline-width="auto" style:text-underline-color="font-color" fo:font-weight="bold" officeooo:rsid="0010ab92" style:font-size-asian="13pt" style:font-weight-asian="bold" style:font-size-complex="13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00a37" style:font-weight-asian="normal" style:font-weight-complex="normal"/>
    </style:style>
    <style:style style:name="T21" style:family="text">
      <style:text-properties style:text-underline-style="none" officeooo:rsid="00100a37"/>
    </style:style>
    <style:style style:name="T22" style:family="text">
      <style:text-properties style:text-underline-style="none" officeooo:rsid="000ee95a"/>
    </style:style>
    <style:style style:name="T23" style:family="text">
      <style:text-properties officeooo:rsid="0010ab92"/>
    </style:style>
    <style:style style:name="T24" style:family="text">
      <style:text-properties fo:font-weight="bold" officeooo:rsid="0010ab92" style:font-weight-asian="bold" style:font-weight-complex="bold"/>
    </style:style>
    <style:style style:name="T25" style:family="text">
      <style:text-properties fo:color="#c9211e" loext:opacity="100%" fo:font-size="13pt" style:text-underline-style="none" fo:font-weight="normal" officeooo:rsid="0010ab92" style:font-size-asian="13pt" style:font-weight-asian="normal" style:font-size-complex="13pt" style:font-weight-complex="normal"/>
    </style:style>
    <style:style style:name="T26" style:family="text">
      <style:text-properties fo:color="#c9211e" loext:opacity="100%" fo:font-size="13pt" style:text-underline-style="none" fo:font-weight="normal" officeooo:rsid="00100a37" style:font-size-asian="13pt" style:font-weight-asian="normal" style:font-size-complex="13pt" style:font-weight-complex="normal"/>
    </style:style>
    <style:style style:name="T27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28" style:family="text">
      <style:text-properties fo:color="#c9211e" loext:opacity="100%"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29" style:family="text">
      <style:text-properties fo:color="#c9211e" loext:opacity="100%" fo:font-size="13pt" style:text-underline-style="solid" style:text-underline-width="auto" style:text-underline-color="font-color" fo:font-weight="bold" officeooo:rsid="00100a37" style:font-size-asian="13pt" style:font-weight-asian="bold" style:font-size-complex="13pt" style:font-weight-complex="bold"/>
    </style:style>
    <style:style style:name="T30" style:family="text">
      <style:text-properties fo:color="#c9211e" loext:opacity="100%" fo:font-size="13pt" style:text-underline-style="solid" style:text-underline-width="auto" style:text-underline-color="font-color" fo:font-weight="bold" officeooo:rsid="0010ab92" style:font-size-asian="13pt" style:font-weight-asian="bold" style:font-size-complex="13pt" style:font-weight-complex="bold"/>
    </style:style>
    <style:style style:name="T31" style:family="text">
      <style:text-properties fo:color="#c9211e" loext:opacity="100%" fo:font-size="13pt" style:text-underline-style="solid" style:text-underline-width="auto" style:text-underline-color="font-color" fo:font-weight="normal" officeooo:rsid="0010ab92" style:font-size-asian="13pt" style:font-weight-asian="normal" style:font-size-complex="13pt" style:font-weight-complex="normal"/>
    </style:style>
    <style:style style:name="T32" style:family="text">
      <style:text-properties style:use-window-font-color="true" loext:opacity="0%" fo:font-size="13pt" style:text-underline-style="solid" style:text-underline-width="auto" style:text-underline-color="font-color" fo:font-weight="normal" officeooo:rsid="0010ab92" style:font-size-asian="13pt" style:font-weight-asian="normal" style:font-size-complex="13pt" style:font-weight-complex="normal"/>
    </style:style>
    <style:style style:name="T33" style:family="text">
      <style:text-properties style:use-window-font-color="true" loext:opacity="0%" fo:font-size="13pt" style:text-underline-style="none" fo:font-weight="normal" officeooo:rsid="0010ab92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</text:p>
      <text:p text:style-name="P9"/>
      <text:p text:style-name="P9"/>
      <text:p text:style-name="P9"/>
      <text:p text:style-name="P7"><text:span text:style-name="T21">Agriculture</text:span><text:span text:style-name="T22"> :</text:span></text:p>
      <text:p text:style-name="P9"/>
      <text:p text:style-name="P2"><text:span text:style-name="T19">POINT_DE_REPERE ( </text:span><text:span text:style-name="T3">id_repere</text:span><text:span text:style-name="T19">, latitude, longitude )</text:span></text:p>
      <text:p text:style-name="P11"/>
      <text:p text:style-name="P4"><text:span text:style-name="T19">R</text:span><text:span text:style-name="T20">EPERER_PAR</text:span><text:span text:style-name="T19"> ( </text:span><text:span text:style-name="T3">#id_</text:span><text:span text:style-name="T7">repere</text:span><text:span text:style-name="T19">, </text:span><text:span text:style-name="T3">#id_</text:span><text:span text:style-name="T7">parcelle</text:span><text:span text:style-name="T19"> )</text:span></text:p>
      <text:p text:style-name="P11"/>
      <text:p text:style-name="P2"><text:span text:style-name="T19">PARCELLE ( </text:span><text:span text:style-name="T3">id_parcelle</text:span><text:span text:style-name="T19">, num_parcelle, superficie, </text:span><text:span text:style-name="T18">#id_repere </text:span><text:span text:style-name="T19">)</text:span></text:p>
      <text:p text:style-name="P11"/>
      <text:p text:style-name="P14"><text:span text:style-name="T20">CULTIVE</text:span><text:span text:style-name="T19"> ( </text:span><text:span text:style-name="T4">#id_</text:span><text:span text:style-name="T5">culture</text:span><text:span text:style-name="T19">, </text:span><text:span text:style-name="T4">#id_</text:span><text:span text:style-name="T5">parcelle</text:span><text:span text:style-name="T20">, annee_de_culture</text:span><text:span text:style-name="T19"> )</text:span></text:p>
      <text:p text:style-name="P11"/>
      <text:p text:style-name="P5"><text:span text:style-name="T9">CULTURE</text:span><text:span text:style-name="T10"> ( </text:span><text:span text:style-name="T15">id_</text:span><text:span text:style-name="T16">culture</text:span><text:span text:style-name="T10">, nom_</text:span><text:span text:style-name="T9">culture, </text:span><text:span text:style-name="T13">#id_Type_de_culture</text:span><text:span text:style-name="T10"> )</text:span></text:p>
      <text:p text:style-name="P10"/>
      <text:p text:style-name="P8"><text:span text:style-name="T10">J</text:span><text:span text:style-name="T8">ACHERE ( </text:span><text:span text:style-name="T14">id_</text:span><text:span text:style-name="T17">jachere</text:span><text:span text:style-name="T8">, </text:span><text:span text:style-name="T11">date_jachere, </text:span><text:span text:style-name="T13">#id_culture</text:span><text:span text:style-name="T11"> )</text:span></text:p>
      <text:p text:style-name="P9"/>
      <text:p text:style-name="P9"/>
      <text:p text:style-name="P9"/>
      <text:p text:style-name="P3"><text:span text:style-name="T19">PROVENANCE ( </text:span><text:span text:style-name="T3">id_provenance</text:span><text:span text:style-name="T19">, type_de_provenance, lieu_de_provenance )</text:span></text:p>
      <text:p text:style-name="P9"/>
      <text:p text:style-name="P12">BETE ( <text:span text:style-name="T6">numero_d_identification</text:span><text:span text:style-name="T23">, nom_de_la_bete, prix_d_achat, prix_de_vente, date_d_entree, date_de_sortie, </text:span><text:span text:style-name="T24">#id_provenance</text:span><text:span text:style-name="T23">, </text:span><text:span text:style-name="T24">#id_race</text:span><text:span text:style-name="T23"> )</text:span></text:p>
      <text:p text:style-name="P12"/>
      <text:p text:style-name="P15"><text:span text:style-name="T12">SUBIT</text:span><text:span text:style-name="T10"> ( </text:span><text:span text:style-name="T15">#id_</text:span><text:span text:style-name="T17">traitement</text:span><text:span text:style-name="T10">, </text:span><text:span text:style-name="T15">#</text:span><text:span text:style-name="T17">numero_d_identification</text:span><text:span text:style-name="T12">, date_du_traitement</text:span><text:span text:style-name="T10"> )</text:span></text:p>
      <text:p text:style-name="P12"/>
      <text:p text:style-name="P12">TRAITEMENT ( <text:span text:style-name="T6">id_traitement</text:span><text:span text:style-name="T23">, nom_du_traitement, details_du_traitement )</text:span></text:p>
      <text:p text:style-name="P12"/>
      <text:p text:style-name="P13">RACE ( <text:span text:style-name="T6">id_race</text:span><text:span text:style-name="T23">, nom_race, </text:span><text:span text:style-name="T24">id_type_betail</text:span><text:span text:style-name="T23"> )</text:span></text:p>
      <text:p text:style-name="P12"/>
      <text:p text:style-name="P12">TYPE_DE_BETAIL ( <text:span text:style-name="T6">id_type_betail</text:span><text:span text:style-name="T23">, nom_du_type_de_betail )</text:span></text:p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2:41:53.570415915</dc:date>
    <meta:editing-duration>PT20M10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4" meta:word-count="79" meta:character-count="773" meta:non-whitespace-character-count="708"/>
  </office:meta>
</office:document-meta>
</file>